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1bef" officeooo:paragraph-rsid="000d58c0"/>
    </style:style>
    <style:style style:name="P2" style:family="paragraph" style:parent-style-name="Standard">
      <style:text-properties officeooo:rsid="000c1bef" officeooo:paragraph-rsid="000c1bef"/>
    </style:style>
    <style:style style:name="P3" style:family="paragraph" style:parent-style-name="Standard">
      <style:text-properties officeooo:rsid="000c1bef" officeooo:paragraph-rsid="000d646a"/>
    </style:style>
    <style:style style:name="T1" style:family="text">
      <style:text-properties officeooo:rsid="000d58c0"/>
    </style:style>
    <style:style style:name="T2" style:family="text">
      <style:text-properties officeooo:rsid="000d646a"/>
    </style:style>
    <style:style style:name="T3" style:family="text">
      <style:text-properties style:text-underline-style="solid" style:text-underline-width="auto" style:text-underline-color="font-color" officeooo:rsid="000d58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rido hermano te escribo por este medio porque la verdad no estoy seguro si la vida permita enseñarte las experiencias de mi vida, para que puedas tener algo de ventaja en este mundo difícil, Lo cierto es que hoy <text:s/>19-11-1024 que comencé a escribir estas lineas estoy muy agradecido por lo afortunado que he sido, la vida siempre me a sonreído, sabes, algo que he aprendido es que en este mundo ‘hay días buenos y días mejores’. Hermano muy estoy en un país extranjero, lejos de mi querida familia pero quiero que sepas que para personas fuertes esto mas que un sufrimiento es una educación. </text:p>
      <text:p text:style-name="P1"><text:span text:style-name="T1">El hecho de salir de la zona de confort y aventurase a iniciar proyectos, a estudiar a otras escuelas, a conocer nueva gente , nuevos lugares, hermano es toda una enseñanza. Esto no lo tend</text:span><text:span text:style-name="T2">r</text:span><text:span text:style-name="T1">ías que hacer si ya tuvieras el conocimiento pero es muy rara la vez que una persona aprende algo de otra sin vivir la experiencia. </text:span><text:span text:style-name="T2">Por eso cuanto</text:span> quisiera hermano mio que comprendieras el valor de lo que tienes y el valor de quien eres para que así lograras ser muy feliz y aprovecharas las incontables oportunidades que ofrece la vida.</text:p>
      <text:p text:style-name="P2"/>
      <text:p text:style-name="P3">Hoy he tenido un excelente día, de cierta forma hermano el salario promedio en México es de 250 pesos el día, y hoy creo que estuve por los 400, <text:span text:style-name="T1">pero hermano depende como lo quieras ver, apenas llego a casa y estoy escribiendo estas lineas, son las 12:00 AM y estoy de pie desde las 5:30 AM. Esto que hago querido hermano es lo que de cierta manera quiero que aprendas para que te valla bien. </text:span><text:span text:style-name="T2">Sabes en todo comienzo las cosas son difíciles como hoy fue un excelente día, he tenido momentos de solamente tener de ganancia que estoy vivo y tengo salud para seguir al día siguiente, ya eso es ganancia. </text:span></text:p>
      <text:p text:style-name="P3"/>
      <text:p text:style-name="P3"/>
      <text:p text:style-name="P3"><text:span text:style-name="T1">Sabes he visto muchas cosas pero lo que es igual en todas partes es que el 90% de la población sino es un numero mayor padece de una enfermedad la urgencia. Todos quieren saciar su necesidad pero en el instante en que esta surja. Hermano muchos quieren tener pero lo quieren fácil, quieren que se lo regalen, quieren que caiga del mismo cielo, pero sabes algo, ¡Eso no es posible! </text:span><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9T23:52:31.784000000</meta:creation-date>
    <dc:date>2024-11-20T00:22:15.083000000</dc:date>
    <meta:editing-duration>PT5M47S</meta:editing-duration>
    <meta:editing-cycles>1</meta:editing-cycles>
    <meta:document-statistic meta:table-count="0" meta:image-count="0" meta:object-count="0" meta:page-count="1" meta:paragraph-count="4" meta:word-count="383" meta:character-count="2101" meta:non-whitespace-character-count="1718"/>
    <meta:generator>LibreOffice/24.8.0.3$Windows_X86_64 LibreOffice_project/0bdf1299c94fe897b119f97f3c613e9dca6be583</meta:generator>
  </office:meta>
</office:document-meta>
</file>